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9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52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amnsdaga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name</text:p>
          </table:table-cell>
          <table:table-cell table:style-name="ce1"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v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id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el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asp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elk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lts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ugus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ugus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rla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n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d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ur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brit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nik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eborg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olf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Knu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ci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ur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orentz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jalm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elm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Anto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Tony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u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Henrik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Fabi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nce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kto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Erik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au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å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di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e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Dia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ill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hil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Iv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Joa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aximilia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is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jörd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nsga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nselm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gat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gd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Dorote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Dor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Rikar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ic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Bert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Ber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anny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rancisk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Ir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Yngv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Ing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Evelin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Evy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Agn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Ov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Valenti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igfri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Juli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Juliu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Alexandr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Frid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Fritiof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abriel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El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Viviann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Hild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Pi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Torste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Toru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Mattia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Mat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gvar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ver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Torgny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Torkel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Lag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Mari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bi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vir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rnst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r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Gunbor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Gunvo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dria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drian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or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ov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Ebb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Ebb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amill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Siv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Torbjörn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Torleif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Edl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d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Edvi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Ego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Viktori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>Grege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Matild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Mau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Kristoffe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Christe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Herber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Gilber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Gertru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Edvar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Edmun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Josef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string">
            <text:p>Josefin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Joakim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Kim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string">
            <text:p>Beng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Kenne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Ken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Gerda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Ger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Gabrie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Rafae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Emanuel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Rudolf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Ralf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Malkolm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Morga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Jona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Jen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Holger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Holmfrid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Ester</text:p>
          </table:table-cell>
          <table:table-cell table:number-columns-repeated="3"/>
        </table:table-row>
      </table:table>
      <table:table table:name="Undanta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reason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Nyårsdagen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Kyndelsmässodag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Skottdag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Maria bebådelseda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2012-01-16</text:date>, <text:time>12:59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Lindblom</meta:initial-creator>
    <meta:creation-date>2011-12-22T20:45:23</meta:creation-date>
    <dc:date>2012-01-16T12:59:42</dc:date>
    <dc:creator>Jan Lindblom</dc:creator>
    <meta:editing-duration>PT22M15S</meta:editing-duration>
    <meta:editing-cycles>5</meta:editing-cycles>
    <meta:generator>OpenOffice.org/3.3$Unix OpenOffice.org_project/330m20$Build-9567</meta:generator>
    <meta:document-statistic meta:table-count="2" meta:cell-count="474" meta:object-count="0"/>
  </office:meta>
</office:document-meta>
</file>